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officeooo:rsid="00bdc560"/>
    </style:style>
    <style:style style:name="T9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303357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303290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303291136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3032913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30335846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30336537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30336358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3033704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30337152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30337075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30304793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303056128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303292672">
                <table:table-cell table:style-name="SoftwareEngineer.A1" office:value-type="string">
                  <text:p text:style-name="Table_20_Subheading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303292928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303293184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303293440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303293696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303294208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3030592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30305075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30305689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20T16:09:38.345946203</dc:date>
    <meta:editing-duration>PT4H48M58S</meta:editing-duration>
    <meta:editing-cycles>14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4" meta:non-whitespace-character-count="877"/>
  </office:meta>
</office:document-meta>
</file>